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2b3c13" officeooo:paragraph-rsid="002b3c13"/>
    </style:style>
    <style:style style:name="P2" style:family="paragraph" style:parent-style-name="Heading_20_1">
      <style:text-properties officeooo:paragraph-rsid="002fa88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>
      <style:text-properties officeooo:rsid="002b6e49" officeooo:paragraph-rsid="002d4b3d"/>
    </style:style>
    <style:style style:name="P6" style:family="paragraph" style:parent-style-name="Text_20_body" style:list-style-name="L4">
      <style:text-properties officeooo:paragraph-rsid="002d4b3d"/>
    </style:style>
    <style:style style:name="P7" style:family="paragraph" style:parent-style-name="Text_20_body" style:list-style-name="L4">
      <style:text-properties officeooo:paragraph-rsid="0032842f"/>
    </style:style>
    <style:style style:name="P8" style:family="paragraph" style:parent-style-name="Text_20_body">
      <style:text-properties officeooo:rsid="002b3c13" officeooo:paragraph-rsid="002b3c13"/>
    </style:style>
    <style:style style:name="P9" style:family="paragraph" style:parent-style-name="Text_20_body">
      <style:text-properties officeooo:rsid="002fa882" officeooo:paragraph-rsid="002fa882"/>
    </style:style>
    <style:style style:name="P10" style:family="paragraph" style:parent-style-name="Text_20_body" style:list-style-name="L5">
      <style:text-properties fo:color="#ff57ff" loext:opacity="100%" officeooo:rsid="00208f99" officeooo:paragraph-rsid="0032842f"/>
    </style:style>
    <style:style style:name="P11" style:family="paragraph" style:parent-style-name="Standard">
      <style:text-properties officeooo:paragraph-rsid="002b3c13"/>
    </style:style>
    <style:style style:name="P12" style:family="paragraph" style:parent-style-name="Text_20_body" style:list-style-name="L6">
      <style:text-properties officeooo:rsid="002fa882" officeooo:paragraph-rsid="002fa882"/>
    </style:style>
    <style:style style:name="P13" style:family="paragraph" style:parent-style-name="Text_20_body" style:list-style-name="L7">
      <style:text-properties fo:color="#ff57ff" loext:opacity="100%" officeooo:paragraph-rsid="002fa882"/>
    </style:style>
    <style:style style:name="P14" style:family="paragraph" style:parent-style-name="Text_20_body" style:list-style-name="L7">
      <style:text-properties fo:color="#ff57ff" loext:opacity="100%" officeooo:rsid="00208f99" officeooo:paragraph-rsid="002fa882"/>
    </style:style>
    <style:style style:name="P15" style:family="paragraph" style:parent-style-name="Text_20_body" style:list-style-name="L7">
      <style:text-properties officeooo:rsid="0032842f" officeooo:paragraph-rsid="0032842f"/>
    </style:style>
    <style:style style:name="P16" style:family="paragraph" style:parent-style-name="Text_20_body" style:list-style-name="L7">
      <style:text-properties officeooo:paragraph-rsid="0032842f"/>
    </style:style>
    <style:style style:name="P17" style:family="paragraph" style:parent-style-name="Text_20_body" style:list-style-name="L7">
      <style:text-properties fo:color="#ff57ff" loext:opacity="100%" officeooo:rsid="00208f99" officeooo:paragraph-rsid="0032842f"/>
    </style:style>
    <style:style style:name="P18" style:family="paragraph" style:parent-style-name="Standard">
      <style:text-properties fo:color="#ff57ff" loext:opacity="100%" officeooo:paragraph-rsid="002d4b3d"/>
    </style:style>
    <style:style style:name="P19" style:family="paragraph" style:parent-style-name="Text_20_body" style:list-style-name="L7"/>
    <style:style style:name="P20" style:family="paragraph" style:parent-style-name="Text_20_body" style:list-style-name="L8">
      <style:text-properties fo:color="#ff57ff" loext:opacity="100%" officeooo:paragraph-rsid="002b6e49"/>
    </style:style>
    <style:style style:name="P21" style:family="paragraph" style:parent-style-name="Text_20_body" style:list-style-name="L8">
      <style:text-properties fo:color="#ff57ff" loext:opacity="100%" officeooo:paragraph-rsid="002d4b3d"/>
    </style:style>
    <style:style style:name="P22" style:family="paragraph" style:parent-style-name="Text_20_body" style:list-style-name="L8"/>
    <style:style style:name="P23" style:family="paragraph" style:parent-style-name="Text_20_body" style:list-style-name="L9">
      <style:text-properties fo:color="#ff57ff" loext:opacity="100%" officeooo:paragraph-rsid="002b6e49"/>
    </style:style>
    <style:style style:name="P24" style:family="paragraph" style:parent-style-name="Text_20_body" style:list-style-name="L9">
      <style:text-properties fo:color="#ff57ff" loext:opacity="100%" officeooo:rsid="00297ea7" officeooo:paragraph-rsid="002b6e49"/>
    </style:style>
    <style:style style:name="P25" style:family="paragraph" style:parent-style-name="Text_20_body" style:list-style-name="L9">
      <style:text-properties style:use-window-font-color="true" loext:opacity="0%" officeooo:rsid="0032842f" officeooo:paragraph-rsid="0032842f"/>
    </style:style>
    <style:style style:name="P26" style:family="paragraph" style:parent-style-name="Text_20_body" style:list-style-name="L9">
      <style:text-properties fo:color="#ff57ff" loext:opacity="100%" officeooo:rsid="00208f99" officeooo:paragraph-rsid="0032842f"/>
    </style:style>
    <style:style style:name="P27" style:family="paragraph" style:parent-style-name="Text_20_body" style:list-style-name="L9"/>
    <style:style style:name="P28" style:family="paragraph" style:parent-style-name="Text_20_body" style:list-style-name="L10">
      <style:text-properties fo:color="#ff57ff" loext:opacity="100%" officeooo:paragraph-rsid="002b6e49"/>
    </style:style>
    <style:style style:name="P29" style:family="paragraph" style:parent-style-name="Text_20_body" style:list-style-name="L10">
      <style:text-properties fo:color="#ff57ff" loext:opacity="100%" officeooo:rsid="002b6e49" officeooo:paragraph-rsid="002b6e49"/>
    </style:style>
    <style:style style:name="P30" style:family="paragraph" style:parent-style-name="Text_20_body">
      <style:text-properties fo:color="#ff57ff" loext:opacity="100%" officeooo:rsid="002b6e49" officeooo:paragraph-rsid="002b6e49"/>
    </style:style>
    <style:style style:name="P31" style:family="paragraph" style:parent-style-name="Text_20_body" style:list-style-name="L7">
      <style:text-properties officeooo:paragraph-rsid="002d4b3d"/>
    </style:style>
    <style:style style:name="P32" style:family="paragraph" style:parent-style-name="Text_20_body">
      <style:text-properties officeooo:paragraph-rsid="002b6e49"/>
    </style:style>
    <style:style style:name="P33" style:family="paragraph" style:parent-style-name="Text_20_body" style:list-style-name="L11">
      <style:text-properties officeooo:rsid="002b3c13" officeooo:paragraph-rsid="002b3c13"/>
    </style:style>
    <style:style style:name="P34" style:family="paragraph" style:parent-style-name="Text_20_body" style:list-style-name="L11">
      <style:text-properties officeooo:paragraph-rsid="002598e1"/>
    </style:style>
    <style:style style:name="P35" style:family="paragraph" style:parent-style-name="Text_20_body" style:list-style-name="L11">
      <style:text-properties officeooo:paragraph-rsid="002b3c13"/>
    </style:style>
    <style:style style:name="P36" style:family="paragraph" style:parent-style-name="Text_20_body">
      <style:text-properties officeooo:rsid="002b6e49" officeooo:paragraph-rsid="002b6e49"/>
    </style:style>
    <style:style style:name="P37" style:family="paragraph" style:parent-style-name="Heading_20_1">
      <style:text-properties officeooo:paragraph-rsid="002598e1"/>
    </style:style>
    <style:style style:name="P38" style:family="paragraph" style:parent-style-name="Text_20_body" style:list-style-name="L12">
      <style:text-properties officeooo:rsid="00299b84" officeooo:paragraph-rsid="00299b84"/>
    </style:style>
    <style:style style:name="P39" style:family="paragraph" style:parent-style-name="Text_20_body" style:list-style-name="L12">
      <style:text-properties officeooo:paragraph-rsid="002598e1"/>
    </style:style>
    <style:style style:name="P40" style:family="paragraph" style:parent-style-name="Text_20_body" style:list-style-name="L12">
      <style:text-properties officeooo:rsid="002fa882" officeooo:paragraph-rsid="002fa882"/>
    </style:style>
    <style:style style:name="P41" style:family="paragraph" style:parent-style-name="Text_20_body" style:list-style-name="L3">
      <style:text-properties officeooo:paragraph-rsid="002b6e49"/>
    </style:style>
    <style:style style:name="P42" style:family="paragraph" style:parent-style-name="Text_20_body" style:list-style-name="L3"/>
    <style:style style:name="P43" style:family="paragraph" style:parent-style-name="Text_20_body" style:list-style-name="L3">
      <style:text-properties officeooo:rsid="002b6e49" officeooo:paragraph-rsid="002b6e49"/>
    </style:style>
    <style:style style:name="P44" style:family="paragraph" style:parent-style-name="Text_20_body">
      <style:text-properties officeooo:rsid="002e220b" officeooo:paragraph-rsid="002e220b"/>
    </style:style>
    <style:style style:name="P45" style:family="paragraph" style:parent-style-name="Text_20_body">
      <style:text-properties officeooo:rsid="0022a877" officeooo:paragraph-rsid="0022a877"/>
    </style:style>
    <style:style style:name="P46" style:family="paragraph" style:parent-style-name="Text_20_body">
      <style:text-properties officeooo:paragraph-rsid="0022a877"/>
    </style:style>
    <style:style style:name="P47" style:family="paragraph" style:parent-style-name="Text_20_body">
      <style:text-properties fo:color="#ff57ff" loext:opacity="100%" officeooo:rsid="00208f99" officeooo:paragraph-rsid="00208f99"/>
    </style:style>
    <style:style style:name="T1" style:family="text">
      <style:text-properties officeooo:rsid="002b3c13"/>
    </style:style>
    <style:style style:name="T2" style:family="text">
      <style:text-properties officeooo:rsid="002fa882"/>
    </style:style>
    <style:style style:name="T3" style:family="text">
      <style:text-properties officeooo:rsid="002b6e49"/>
    </style:style>
    <style:style style:name="T4" style:family="text">
      <style:text-properties officeooo:rsid="001ea1b3"/>
    </style:style>
    <style:style style:name="T5" style:family="text">
      <style:text-properties officeooo:rsid="0022a877"/>
    </style:style>
    <style:style style:name="T6" style:family="text">
      <style:text-properties officeooo:rsid="002d4b3d"/>
    </style:style>
    <style:style style:name="T7" style:family="text">
      <style:text-properties officeooo:rsid="002598e1"/>
    </style:style>
    <style:style style:name="T8" style:family="text">
      <style:text-properties officeooo:rsid="0032842f"/>
    </style:style>
    <style:style style:name="T9" style:family="text">
      <style:text-properties fo:color="#ff57ff" loext:opacity="100%" officeooo:rsid="00208f99"/>
    </style:style>
    <style:style style:name="T10" style:family="text">
      <style:text-properties fo:color="#ff57ff" loext:opacity="100%" officeooo:rsid="0032842f"/>
    </style:style>
    <style:style style:name="T11" style:family="text">
      <style:text-properties officeooo:rsid="00297ea7"/>
    </style:style>
    <style:style style:name="T12" style:family="text">
      <style:text-properties style:use-window-font-color="true" loext:opacity="0%"/>
    </style:style>
    <style:style style:name="T13" style:family="text">
      <style:text-properties officeooo:rsid="002e220b"/>
    </style:style>
    <style:style style:name="T14" style:family="text">
      <style:text-properties officeooo:rsid="0031031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173in" fo:text-indent="-0.25in" fo:margin-left="1.1173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3673in" fo:text-indent="-0.25in" fo:margin-left="1.3673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6173in" fo:text-indent="-0.25in" fo:margin-left="1.6173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1173in" fo:text-indent="-0.25in" fo:margin-left="2.1173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3673in" fo:text-indent="-0.25in" fo:margin-left="2.3673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6173in" fo:text-indent="-0.25in" fo:margin-left="2.6173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8673in" fo:text-indent="-0.25in" fo:margin-left="2.8673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1173in" fo:text-indent="-0.25in" fo:margin-left="3.117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3673in" fo:text-indent="-0.25in" fo:margin-left="3.3673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raft: Time Budgeting at Runtime</text:p>
      <text:p text:style-name="Subtitle">A Talk for GTALUG and p99conf</text:p>
      <text:h text:style-name="P2" text:outline-level="1">Part <text:span text:style-name="T1">I – </text:span><text:span text:style-name="T2">What’s a Budget and Why?</text:span></text:h>
      <text:p text:style-name="Text_20_body"><text:span text:style-name="T1">(</text:span><text:span text:style-name="T2">introduction, with some </text:span>Run before walk<text:span text:style-name="T1">)</text:span> </text:p>
      <text:list text:style-name="L1">
        <text:list-item>
          <text:p text:style-name="P3"><text:span text:style-name="T3">Definition: </text:span>A budget for how slow a program can be</text:p>
        </text:list-item>
      </text:list>
      <text:list text:style-name="L2">
        <text:list-item>
          <text:p text:style-name="P4">Why?</text:p>
        </text:list-item>
        <text:list-item>
          <text:p text:style-name="P4">How?</text:p>
        </text:list-item>
        <text:list-item>
          <text:p text:style-name="P4">Run Before Walk <text:span text:style-name="T1">(the example)</text:span></text:p>
        </text:list-item>
      </text:list>
      <text:list xml:id="list3841961242" text:style-name="L3">
        <text:list-item>
          <text:p text:style-name="P5">Caveats</text:p>
        </text:list-item>
      </text:list>
      <text:list text:style-name="L4">
        <text:list-item>
          <text:list>
            <text:list-item>
              <text:p text:style-name="P6">If this take you more than 30 seconds to run … then you’re trying too hard. (why)</text:p>
            </text:list-item>
            <text:list-item>
              <text:p text:style-name="P7">The whole idea is to reduce work and risk, not add new “gates” to keep you from delivering product. <text:s/>(why)</text:p>
            </text:list-item>
            <text:list-item>
              <text:p text:style-name="P7">Don’t build a benchmarking facility !</text:p>
            </text:list-item>
          </text:list>
        </text:list-item>
      </text:list>
      <text:p text:style-name="P8">Preview: the other parts</text:p>
      <text:h text:style-name="Heading_20_1" text:outline-level="1"><text:span text:style-name="T4">Part </text:span><text:span text:style-name="T5">II – </text:span><text:span text:style-name="T6">H</text:span><text:span text:style-name="T7">ow to set a budget</text:span></text:h>
      <text:p text:style-name="P9">Contents: (Interactive vs batch) (existing vs new)</text:p>
      <text:list text:style-name="L5">
        <text:list-header>
          <text:p text:style-name="P10"/>
        </text:list-header>
      </text:list>
      <text:p text:style-name="P11"/>
      <text:list text:style-name="L6">
        <text:list-item>
          <text:p text:style-name="P12">Definition</text:p>
        </text:list-item>
      </text:list>
      <text:list text:style-name="L7">
        <text:list-item>
          <text:list>
            <text:list-item>
              <text:p text:style-name="P13">how long a single-threaded transaction takes on a uniprocessor (time budgeting)</text:p>
            </text:list-item>
            <text:list-item>
              <text:p text:style-name="P14">one can use for predicting multiprocessor performance</text:p>
            </text:list-item>
          </text:list>
        </text:list-item>
        <text:list-item>
          <text:p text:style-name="P15">Decomposing it into measurable parts</text:p>
          <text:list>
            <text:list-item>
              <text:p text:style-name="P15">keep the guessing down</text:p>
            </text:list-item>
            <text:list-item>
              <text:p text:style-name="P16"><text:span text:style-name="T8">for example: </text:span><text:span text:style-name="T9">dummy service that simulates the middle and back (time budgeting) – </text:span><text:span text:style-name="T10">run before walk</text:span></text:p>
            </text:list-item>
            <text:list-item>
              <text:p text:style-name="P17">see if the front-end code is fast enough (time budgeting)</text:p>
              <text:list>
                <text:list-item>
                  <text:p text:style-name="P17">If so, STOP (time budgeting)</text:p>
                </text:list-item>
                <text:list-item>
                  <text:p text:style-name="P17">If not, look at the algorithm first (time budgeting)</text:p>
                </text:list-item>
                <text:list-item>
                  <text:p text:style-name="P17"><text:soft-page-break/>and profile it (time budgeting)</text:p>
                </text:list-item>
              </text:list>
            </text:list-item>
          </text:list>
        </text:list-item>
      </text:list>
      <text:p text:style-name="P18"/>
      <text:list xml:id="list93835706697835" text:continue-numbering="true" text:style-name="L7">
        <text:list-item>
          <text:p text:style-name="P19">If you have an existing program</text:p>
        </text:list-item>
      </text:list>
      <text:list text:style-name="L8">
        <text:list-item>
          <text:list>
            <text:list-item>
              <text:p text:style-name="P20">Measure it </text:p>
              <text:list>
                <text:list-item>
                  <text:p text:style-name="P20">Check if it is annoying customers</text:p>
                </text:list-item>
                <text:list-item>
                  <text:p text:style-name="P20">Check if it s annoying your boss</text:p>
                </text:list-item>
              </text:list>
            </text:list-item>
            <text:list-item>
              <text:p text:style-name="P21">If it’s a component of something larger</text:p>
              <text:list>
                <text:list-item>
                  <text:p text:style-name="P21">See if it uses a fair proportion of that program’s time</text:p>
                </text:list-item>
              </text:list>
            </text:list-item>
            <text:list-item>
              <text:p text:style-name="P20">Decide if it’s a reasonable target, or if it needs <text:span text:style-name="T2">to be faster</text:span></text:p>
            </text:list-item>
          </text:list>
        </text:list-item>
        <text:list-item>
          <text:p text:style-name="P22">If You’re Starting from Nothing</text:p>
        </text:list-item>
      </text:list>
      <text:list text:style-name="L9">
        <text:list-item>
          <text:list>
            <text:list-item>
              <text:p text:style-name="P23">This is a bit less scientific</text:p>
              <text:list>
                <text:list-item>
                  <text:p text:style-name="P23">What’s similar</text:p>
                </text:list-item>
                <text:list-item>
                  <text:p text:style-name="P23">What will make you customer happy</text:p>
                </text:list-item>
                <text:list-item>
                  <text:p text:style-name="P23">What will m<text:span text:style-name="T11">ak</text:span>e your boss happy</text:p>
                </text:list-item>
                <text:list-item>
                  <text:p text:style-name="P23">Are there any natural deadlines?</text:p>
                </text:list-item>
                <text:list-item>
                  <text:p text:style-name="P24">-verbose heuristic</text:p>
                </text:list-item>
              </text:list>
            </text:list-item>
            <text:list-item>
              <text:p text:style-name="P25">Something…</text:p>
              <text:list>
                <text:list-item>
                  <text:p text:style-name="P26"/>
                </text:list-item>
              </text:list>
            </text:list-item>
          </text:list>
        </text:list-item>
        <text:list-item>
          <text:p text:style-name="P27"><text:s/><text:span text:style-name="T12">To make it repeatable:</text:span></text:p>
        </text:list-item>
      </text:list>
      <text:list text:style-name="L10">
        <text:list-item>
          <text:p text:style-name="P28">Don’t do other things while running tests</text:p>
        </text:list-item>
        <text:list-item>
          <text:p text:style-name="P28">That’s pretty easy, the test doesn’t take long</text:p>
          <text:list>
            <text:list-item>
              <text:p text:style-name="P28">Always use machines with the same amount of resources</text:p>
            </text:list-item>
            <text:list-item>
              <text:p text:style-name="P28">That’s easy if you’re running on your workstation</text:p>
            </text:list-item>
          </text:list>
        </text:list-item>
        <text:list-item>
          <text:p text:style-name="P28">Wrap the test in a unit test</text:p>
          <text:list>
            <text:list-item>
              <text:p text:style-name="P28">Pass in the amount of time to allow it</text:p>
            </text:list-item>
            <text:list-item>
              <text:p text:style-name="P29">We’ll see more about the details later</text:p>
            </text:list-item>
          </text:list>
        </text:list-item>
      </text:list>
      <text:p text:style-name="P30"/>
      <text:list text:continue-list="list93835706697835" text:style-name="L7">
        <text:list-item>
          <text:p text:style-name="P19">Daily batch accounting (that actually is the Scrooge kind)</text:p>
        </text:list-item>
        <text:list-item>
          <text:p text:style-name="P17">subteletys – <text:s/>(time budgeting)</text:p>
          <text:list>
            <text:list-item>
              <text:p text:style-name="P17">debug cost as a heuristic (time budgeting)</text:p>
            </text:list-item>
            <text:list-item>
              <text:p text:style-name="P17"><text:soft-page-break/>setup not hoisted enough (time budgeting)</text:p>
            </text:list-item>
            <text:list-item>
              <text:p text:style-name="P17">ci/cd – known speed, &amp;&amp; N tests out of M (time budgeting)</text:p>
            </text:list-item>
          </text:list>
          <text:p text:style-name="P31"/>
        </text:list-item>
      </text:list>
      <text:p text:style-name="P32"><text:span text:style-name="T6">Preview: </text:span><text:span text:style-name="T3">Now it’s set, what do I use it for?</text:span></text:p>
      <text:h text:style-name="P2" text:outline-level="1">Part III – <text:span text:style-name="T13">H</text:span>ow to use <text:span text:style-name="T13">a</text:span> <text:span text:style-name="T13">B</text:span>udget </text:h>
      <text:p text:style-name="Text_20_body"><text:span text:style-name="T2">Contents: </text:span>(examples: <text:span text:style-name="T2">failuure, dev, cp</text:span>)</text:p>
      <text:list text:style-name="L11">
        <text:list-item>
          <text:p text:style-name="P33">First, see if you project must fail</text:p>
        </text:list-item>
        <text:list-item>
          <text:p text:style-name="P34"><text:span text:style-name="T1">Then</text:span> it to guide development</text:p>
          <text:list>
            <text:list-item>
              <text:p text:style-name="P34">use it to make decisions</text:p>
            </text:list-item>
            <text:list-item>
              <text:p text:style-name="P35">stupidest cache example</text:p>
            </text:list-item>
          </text:list>
        </text:list-item>
        <text:list-item>
          <text:p text:style-name="P33">tie forward to capacity planning</text:p>
        </text:list-item>
      </text:list>
      <text:p text:style-name="P36"><text:span text:style-name="T6">Preview</text:span>, how hard is this, anyway?</text:p>
      <text:h text:style-name="P37" text:outline-level="1">Part IV – <text:span text:style-name="T13">Getting to Production</text:span></text:h>
      <text:p text:style-name="P9">Contents: (dev, ci, prod, extend)</text:p>
      <text:list text:style-name="L12">
        <text:list-item>
          <text:p text:style-name="P38">Do a<text:span text:style-name="T8">n ordinary </text:span>test that runs the benchmark test, say why</text:p>
        </text:list-item>
        <text:list-item>
          <text:p text:style-name="P39">add it to ci/cd, for safety</text:p>
        </text:list-item>
        <text:list-item>
          <text:p text:style-name="P39">add it to prod, and alert</text:p>
          <text:list>
            <text:list-item>
              <text:p text:style-name="P39"><text:span text:style-name="T3">tie forward to the</text:span> Western Electric rule</text:p>
            </text:list-item>
          </text:list>
        </text:list-item>
        <text:list-item>
          <text:p text:style-name="P40">do canaries</text:p>
        </text:list-item>
      </text:list>
      <text:h text:style-name="P2" text:outline-level="1"><text:s/>Conclu<text:span text:style-name="T2">sions</text:span></text:h>
      <text:p text:style-name="Text_20_body"><text:span text:style-name="T2">Contents: (</text:span><text:span text:style-name="T14">what you’ve learned, </text:span><text:span text:style-name="T2">end</text:span> <text:span text:style-name="T1">with </text:span><text:span text:style-name="T2">w</text:span><text:span text:style-name="T1">hy</text:span><text:span text:style-name="T2">)</text:span></text:p>
      <text:list text:continue-list="list3841961242" text:style-name="L3">
        <text:list-item>
          <text:p text:style-name="P41"><text:span text:style-name="T3">Self-protection – don’t b</text:span>leed to death</text:p>
        </text:list-item>
        <text:list-item>
          <text:p text:style-name="P42"><text:span text:style-name="T13">We started with </text:span>Knuth’<text:span text:style-name="T13">s aphorism</text:span></text:p>
        </text:list-item>
        <text:list-item>
          <text:p text:style-name="P43">expand the aphorism</text:p>
        </text:list-item>
      </text:list>
      <text:p text:style-name="P44">Now go budgeting!</text:p>
      <text:p text:style-name="P45"/>
      <text:p text:style-name="P45"/>
      <text:p text:style-name="P46"/>
      <text:p text:style-name="P47"><text:soft-page-break/></text:p>
      <text:p text:style-name="P47"/>
      <text:p text:style-name="P47"/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4" number:min-decimal-places="4" number:min-integer-digits="1"/>
    </number:number-style>
    <number:time-style style:name="N130">
      <number:hours/>
      <number:text>:</number:text>
      <number:minutes number:style="long"/>
      <number:text> </number:text>
      <number:am-pm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31T09:38:22.221619336</dc:date>
    <dc:creator>David Collier-Brown</dc:creator>
    <meta:editing-duration>PT12H11M10S</meta:editing-duration>
    <meta:editing-cycles>15</meta:editing-cycles>
    <meta:generator>LibreOffice/25.2.2.2$Linux_X86_64 LibreOffice_project/7370d4be9e3cf6031a51beef54ff3bda878e3fac</meta:generator>
    <meta:document-statistic meta:table-count="0" meta:image-count="0" meta:object-count="0" meta:page-count="4" meta:paragraph-count="78" meta:word-count="536" meta:character-count="2767" meta:non-whitespace-character-count="2353"/>
  </office:meta>
</office:document-meta>
</file>